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696f" officeooo:paragraph-rsid="0005696f"/>
    </style:style>
    <style:style style:name="P2" style:family="paragraph" style:parent-style-name="Standard">
      <style:text-properties fo:font-size="14pt" officeooo:rsid="0005696f" officeooo:paragraph-rsid="0005696f" style:font-size-asian="14pt" style:font-size-complex="14pt"/>
    </style:style>
    <style:style style:name="P3" style:family="paragraph" style:parent-style-name="Standard">
      <style:text-properties fo:font-size="14pt" officeooo:rsid="0007b23e" officeooo:paragraph-rsid="0007b23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5696f" officeooo:paragraph-rsid="0005696f" style:font-size-asian="20pt" style:font-size-complex="20pt"/>
    </style:style>
    <style:style style:name="T1" style:family="text">
      <style:text-properties officeooo:rsid="0008cb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pinia promotora</text:p>
      <text:p text:style-name="P2"/>
      <text:p text:style-name="P2"/>
      <text:p text:style-name="P2"/>
      <text:p text:style-name="P2"/>
      <text:p text:style-name="P2"/>
      <text:p text:style-name="P3">Oświadczam, że praca doktorska "Algorithmic aspects of contemporary networks" <text:s/>doktoranta Macieja Pacuta, którego jestem promotorem, może <text:span text:style-name="T1">zostać</text:span> wysłana do recenz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2:28:16.910661532</meta:creation-date>
    <dc:date>2019-04-15T09:26:33.398335264</dc:date>
    <meta:editing-duration>PT1H31M5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" meta:word-count="22" meta:character-count="181" meta:non-whitespace-character-count="160"/>
  </office:meta>
</office:document-meta>
</file>